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Ubuntu" officeooo:paragraph-rsid="001e4604"/>
    </style:style>
    <style:style style:name="P2" style:family="paragraph" style:parent-style-name="Standard">
      <style:paragraph-properties fo:line-height="200%" fo:text-align="end" style:justify-single-word="false"/>
      <style:text-properties style:font-name="Ubuntu" officeooo:rsid="001e4604" officeooo:paragraph-rsid="001e4604"/>
    </style:style>
    <style:style style:name="P3" style:family="paragraph" style:parent-style-name="Standard">
      <style:paragraph-properties fo:line-height="200%" fo:text-align="start" style:justify-single-word="false"/>
      <style:text-properties style:font-name="Ubuntu" officeooo:rsid="001e4604" officeooo:paragraph-rsid="001e4604"/>
    </style:style>
    <style:style style:name="P4" style:family="paragraph" style:parent-style-name="Standard">
      <style:paragraph-properties fo:line-height="200%" fo:text-align="start" style:justify-single-word="false"/>
      <style:text-properties style:font-name="Ubuntu" officeooo:rsid="001e4604" officeooo:paragraph-rsid="00209c28"/>
    </style:style>
    <style:style style:name="P5" style:family="paragraph" style:parent-style-name="Standard">
      <style:paragraph-properties fo:line-height="200%" fo:text-align="start" style:justify-single-word="false"/>
      <style:text-properties style:font-name="Ubuntu" officeooo:rsid="001fe5cf" officeooo:paragraph-rsid="00209c28"/>
    </style:style>
    <style:style style:name="P6" style:family="paragraph" style:parent-style-name="Standard">
      <style:paragraph-properties fo:line-height="200%" fo:text-align="start" style:justify-single-word="false"/>
      <style:text-properties style:font-name="Ubuntu" officeooo:rsid="001fe5cf" officeooo:paragraph-rsid="0024b744"/>
    </style:style>
    <style:style style:name="P7" style:family="paragraph" style:parent-style-name="Standard">
      <style:paragraph-properties fo:line-height="200%" fo:text-align="end" style:justify-single-word="false"/>
      <style:text-properties style:font-name="Ubuntu" officeooo:rsid="001fe5cf" officeooo:paragraph-rsid="0024b744"/>
    </style:style>
    <style:style style:name="P8" style:family="paragraph" style:parent-style-name="Standard">
      <style:paragraph-properties fo:line-height="200%" fo:text-align="start" style:justify-single-word="false"/>
      <style:text-properties style:font-name="Ubuntu" officeooo:rsid="0024b744" officeooo:paragraph-rsid="0024b744"/>
    </style:style>
    <style:style style:name="P9" style:family="paragraph" style:parent-style-name="Standard">
      <style:paragraph-properties fo:text-align="end" style:justify-single-word="false"/>
      <style:text-properties style:font-name="Ubuntu" officeooo:paragraph-rsid="001e4604"/>
    </style:style>
    <style:style style:name="P10" style:family="paragraph" style:parent-style-name="Standard">
      <style:paragraph-properties fo:text-align="center" style:justify-single-word="false"/>
      <style:text-properties style:font-name="Ubuntu" officeooo:paragraph-rsid="001e4604"/>
    </style:style>
    <style:style style:name="P11" style:family="paragraph" style:parent-style-name="Standard">
      <style:paragraph-properties fo:line-height="200%" fo:text-align="center" style:justify-single-word="false"/>
      <style:text-properties style:font-name="Ubuntu" fo:font-weight="bold" officeooo:paragraph-rsid="001e4604" style:font-weight-asian="bold" style:font-weight-complex="bold"/>
    </style:style>
    <style:style style:name="P12" style:family="paragraph" style:parent-style-name="Standard">
      <style:paragraph-properties fo:line-height="200%" fo:text-align="start" style:justify-single-word="false"/>
      <style:text-properties style:font-name="Ubuntu" officeooo:rsid="001399a8" officeooo:paragraph-rsid="0025f260"/>
    </style:style>
    <style:style style:name="P13" style:family="paragraph" style:parent-style-name="Standard">
      <style:paragraph-properties fo:line-height="200%" fo:text-align="center" style:justify-single-word="false"/>
      <style:text-properties officeooo:paragraph-rsid="001e4604"/>
    </style:style>
    <style:style style:name="P14" style:family="paragraph" style:parent-style-name="Standard">
      <style:paragraph-properties fo:line-height="200%" fo:text-align="start" style:justify-single-word="false"/>
      <style:text-properties officeooo:paragraph-rsid="0025f260"/>
    </style:style>
    <style:style style:name="P15" style:family="paragraph" style:parent-style-name="Standard" style:list-style-name="L1">
      <style:paragraph-properties fo:line-height="200%" fo:text-align="start" style:justify-single-word="false"/>
      <style:text-properties style:font-name="Ubuntu" officeooo:rsid="001e4604" officeooo:paragraph-rsid="001e4604"/>
    </style:style>
    <style:style style:name="P16" style:family="paragraph" style:parent-style-name="Standard">
      <style:paragraph-properties fo:line-height="200%" fo:text-align="start" style:justify-single-word="false"/>
      <style:text-properties style:font-name="Ubuntu" officeooo:rsid="001e4604" officeooo:paragraph-rsid="00209c28"/>
    </style:style>
    <style:style style:name="P17" style:family="paragraph" style:parent-style-name="Standard" style:list-style-name="L1">
      <style:paragraph-properties fo:line-height="200%" fo:text-align="start" style:justify-single-word="false"/>
      <style:text-properties style:font-name="Ubuntu" officeooo:rsid="001fe5cf" officeooo:paragraph-rsid="001fe5cf"/>
    </style:style>
    <style:style style:name="P18" style:family="paragraph" style:parent-style-name="Standard">
      <style:paragraph-properties fo:line-height="200%" fo:text-align="start" style:justify-single-word="false"/>
      <style:text-properties style:font-name="Ubuntu" officeooo:rsid="001fe5cf" officeooo:paragraph-rsid="00227f63"/>
    </style:style>
    <style:style style:name="P19" style:family="paragraph" style:parent-style-name="Standard">
      <style:paragraph-properties fo:line-height="200%" fo:text-align="start" style:justify-single-word="false"/>
      <style:text-properties style:font-name="Ubuntu" officeooo:rsid="002c0d47" officeooo:paragraph-rsid="002c0d47"/>
    </style:style>
    <style:style style:name="P20" style:family="paragraph" style:parent-style-name="Standard">
      <style:paragraph-properties fo:line-height="200%" fo:text-align="start" style:justify-single-word="false"/>
      <style:text-properties style:font-name="Ubuntu" officeooo:rsid="002c0d47" officeooo:paragraph-rsid="002c512e"/>
    </style:style>
    <style:style style:name="P21" style:family="paragraph" style:parent-style-name="Standard">
      <style:paragraph-properties fo:line-height="200%" fo:text-align="start" style:justify-single-word="false"/>
      <style:text-properties style:font-name="Ubuntu" officeooo:rsid="002c0d47" officeooo:paragraph-rsid="002cd987"/>
    </style:style>
    <style:style style:name="P22" style:family="paragraph" style:parent-style-name="Standard">
      <style:paragraph-properties fo:line-height="200%" fo:text-align="end" style:justify-single-word="false"/>
      <style:text-properties style:font-name="Ubuntu" officeooo:rsid="002cd987" officeooo:paragraph-rsid="002cd987"/>
    </style:style>
    <style:style style:name="P23" style:family="paragraph" style:parent-style-name="Standard">
      <style:paragraph-properties fo:line-height="200%" fo:text-align="start" style:justify-single-word="false"/>
      <style:text-properties style:font-name="Ubuntu" officeooo:rsid="002cd987" officeooo:paragraph-rsid="002cd987"/>
    </style:style>
    <style:style style:name="T1" style:family="text">
      <style:text-properties officeooo:rsid="001f037d"/>
    </style:style>
    <style:style style:name="T2" style:family="text">
      <style:text-properties officeooo:rsid="000fca10"/>
    </style:style>
    <style:style style:name="T3" style:family="text">
      <style:text-properties style:font-name="Ubuntu"/>
    </style:style>
    <style:style style:name="T4" style:family="text">
      <style:text-properties style:font-name="Ubuntu" officeooo:rsid="001f037d"/>
    </style:style>
    <style:style style:name="T5" style:family="text">
      <style:text-properties style:font-name="Ubuntu" fo:font-style="normal" officeooo:rsid="00135e95" style:font-style-asian="normal" style:font-style-complex="normal"/>
    </style:style>
    <style:style style:name="T6" style:family="text">
      <style:text-properties style:font-name="Ubuntu" fo:font-style="normal" officeooo:rsid="0025f260" style:font-style-asian="normal" style:font-style-complex="normal"/>
    </style:style>
    <style:style style:name="T7" style:family="text">
      <style:text-properties officeooo:rsid="001e4604"/>
    </style:style>
    <style:style style:name="T8" style:family="text">
      <style:text-properties officeooo:rsid="00209c28"/>
    </style:style>
    <style:style style:name="T9" style:family="text">
      <style:text-properties officeooo:rsid="00227f63"/>
    </style:style>
    <style:style style:name="T10" style:family="text">
      <style:text-properties officeooo:rsid="002326b3"/>
    </style:style>
    <style:style style:name="T11" style:family="text">
      <style:text-properties officeooo:rsid="00240d2d"/>
    </style:style>
    <style:style style:name="T12" style:family="text">
      <style:text-properties officeooo:rsid="0024b744"/>
    </style:style>
    <style:style style:name="T13" style:family="text">
      <style:text-properties fo:font-style="italic" style:font-style-asian="italic" style:font-style-complex="italic"/>
    </style:style>
    <style:style style:name="T14" style:family="text">
      <style:text-properties fo:font-style="italic" officeooo:rsid="0025f260"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35e95" style:font-style-asian="normal" style:font-style-complex="normal"/>
    </style:style>
    <style:style style:name="T17" style:family="text">
      <style:text-properties fo:font-style="normal" officeooo:rsid="0025f260" style:font-style-asian="normal" style:font-style-complex="normal"/>
    </style:style>
    <style:style style:name="T18" style:family="text">
      <style:text-properties officeooo:rsid="0027d091"/>
    </style:style>
    <style:style style:name="T19" style:family="text">
      <style:text-properties officeooo:rsid="00294126"/>
    </style:style>
    <style:style style:name="T20" style:family="text">
      <style:text-properties officeooo:rsid="002c512e"/>
    </style:style>
    <style:style style:name="T21" style:family="text">
      <style:text-properties officeooo:rsid="002cd98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p>
      <text:p text:style-name="P10"/>
      <text:p text:style-name="P10"/>
      <text:p text:style-name="P10"/>
      <text:p text:style-name="P10"/>
      <text:p text:style-name="P10"/>
      <text:p text:style-name="P10"/>
      <text:p text:style-name="P11">Discussion B<text:span text:style-name="T1">oard </text:span><text:span text:style-name="T7">9</text:span><text:span text:style-name="T1">.1 – </text:span><text:span text:style-name="T7">JavaScript Functions</text:span></text:p>
      <text:p text:style-name="P11"/>
      <text:p text:style-name="P11"/>
      <text:p text:style-name="P11"/>
      <text:p text:style-name="P1">Eric McCool</text:p>
      <text:p text:style-name="P13"><text:span text:style-name="T3">Bellevue University - </text:span><text:span text:style-name="T4">College</text:span><text:span text:style-name="T3"> of Science and Technology</text:span></text:p>
      <text:p text:style-name="P1">Web231-339A Enterprise JavaScript I</text:p>
      <text:p text:style-name="P1">Professor Krasso</text:p>
      <text:p text:style-name="P1"><text:span text:style-name="T2">December </text:span><text:span text:style-name="T7">12</text:span>, 202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
      <text:p text:style-name="P2"><text:soft-page-break/>2</text:p>
      <text:p text:style-name="P3"><text:tab/>This week we look at functions in JavaScript. We look at what they are, how they are used, why they are used, and when they should be used.</text:p>
      <text:p text:style-name="P4"><text:tab/>A function in JS is “a block of code designed to perform a particular task” (W3S, 2022). <text:span text:style-name="T9">A function is declared by using the ‘function’ keyword followed by the name of the function (usually a verb describing what the function does) </text:span><text:span text:style-name="T10">and parentheses (). The block of code to be executed will be wrapped in braces {}. </text:span><text:span text:style-name="T8">Variables declared in a function are local and cannot be accessed from outside the function. </text:span><text:span text:style-name="T9">A function can have parameters which accept arguments as input. These arguments are then used in the calculations performed by the function. </text:span>This block of code will not run until it is called, or invoked. Three ways this can happen are (W3S, 2022):</text:p>
      <text:list xml:id="list136119076" text:style-name="L1">
        <text:list-item>
          <text:p text:style-name="P15">when some event occurs, like a user pressing a button</text:p>
        </text:list-item>
        <text:list-item>
          <text:p text:style-name="P15">when it is called from the main JS script</text:p>
        </text:list-item>
        <text:list-item>
          <text:p text:style-name="P17">automatically invoking itself</text:p>
        </text:list-item>
      </text:list>
      <text:p text:style-name="P5"><text:tab/>How is a function used you might ask? A function may be called to calculate and return a value. <text:span text:style-name="T10">To call a function, you use the function’s name, and pass any required arguments in parentheses, such as </text:span><text:span text:style-name="T11">makeItGo(fast); . </text:span>The ‘return’ keyword is what sends the <text:span text:style-name="T10">calculated </text:span>value to the code that called the function. Th<text:span text:style-name="T10">at</text:span> code will then continue with the next line to be executed. The return statement will also cause the function to stop executing (2022). The return statement should be used, even if the function returns no value, <text:span text:style-name="T9">i.e. return; </text:span>. <text:s/><text:span text:style-name="T19">A function without the return keyword will return undefined. </text:span></text:p>
      <text:p text:style-name="P5"><text:span text:style-name="T7"><text:tab/></text:span><text:span text:style-name="T8">Why are functions used? Functions allow for reusability. They can reuse code (2022). If you need to calculate a result more than once, then a function is the way to go. A function only has to be written once, but can be used an infinite number of times, as opposed to re-writing the code every time a calculated result is required. </text:span></text:p>
      <text:p text:style-name="P7"><text:soft-page-break/><text:tab/><text:span text:style-name="T12">3</text:span></text:p>
      <text:p text:style-name="P6"><text:span text:style-name="T8"><text:tab/>When should you use a function? </text:span><text:span text:style-name="T18">Use a function whenever a result or action is needed more than once. </text:span><text:span text:style-name="T8">Procedural programming is </text:span><text:span text:style-name="T9">following the code, line by line, from top to bottom. Imagine if you needed a calculated result 32 times? I suppose you could just copy-paste your way through it. It would also be long, and finding just a few lines in a script thousands of lines long would be not good. This is the break between procedural and functional programming. Instead of copy-pasting 32 times, call a function to do the work 32 times. It wi</text:span><text:span text:style-name="T10">ll have a descriptive name, </text:span><text:span text:style-name="T9">be wrapped in braces {}, and </text:span><text:span text:style-name="T10">should be easy to locate. This is a huge improvement over procedural programming in that it reduces the time spent locating and correcting bugs.</text:span></text:p>
      <text:p text:style-name="P18"><text:span text:style-name="T9"><text:tab/>It is not hard to imagine the pioneers of computi</text:span><text:span text:style-name="T10">ng saying to themselves “there has got to be a way to automate these tasks.” Bam! The function.</text:span><text:span text:style-name="T9">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2"><text:soft-page-break/>4</text:p>
      <text:p text:style-name="P23">Code Example:</text:p>
      <text:p text:style-name="P19">function whoIsThat(givenName, middleName, surName, age) {</text:p>
      <text:p text:style-name="P19"><text:tab/>firstName = givenName;</text:p>
      <text:p text:style-name="P19"><text:tab/>middleName = middleName;</text:p>
      <text:p text:style-name="P19"><text:tab/>lastName = surName;</text:p>
      <text:p text:style-name="P19"><text:tab/>age = age;</text:p>
      <text:p text:style-name="P19"><text:tab/>intro = `Hi. I’m ${firstName} ${middleName} ${lastName} and I’m ${age} years old.`</text:p>
      <text:p text:style-name="P19"><text:tab/><text:span text:style-name="T20">return intro;</text:span></text:p>
      <text:p text:style-name="P19">}</text:p>
      <text:p text:style-name="P23">let reply = whoIsThat(arg1, arg2, arg3, arg4);</text:p>
      <text:p text:style-name="P21">console.log(<text:span text:style-name="T21">reply</text:span>);</text:p>
      <text:p text:style-name="P21"/>
      <text:p text:style-name="P19">// You might also use the arguments directly:</text:p>
      <text:p text:style-name="P19">function whoIsThat(givenName, middleName, surName, age) {</text:p>
      <text:p text:style-name="P20"><text:tab/>intro = `Hi. I’m ${<text:span text:style-name="T20">given</text:span>Name} ${middleName} ${<text:span text:style-name="T20">sur</text:span>Name} and I’m ${age} years old.`</text:p>
      <text:p text:style-name="P20"><text:tab/><text:span text:style-name="T21">return intro;</text:span></text:p>
      <text:p text:style-name="P23">}</text:p>
      <text:p text:style-name="P23">let reply = whoIsThat(arg1, arg2, arg3, arg4);</text:p>
      <text:p text:style-name="P21">console.log(<text:span text:style-name="T21">reply</text:span>);</text:p>
      <text:p text:style-name="P21"/>
      <text:p text:style-name="P21"/>
      <text:p text:style-name="P20"><text:tab/></text:p>
      <text:p text:style-name="P20"/>
      <text:p text:style-name="P20"/>
      <text:p text:style-name="P22"><text:soft-page-break/>5</text:p>
      <text:p text:style-name="P8">References</text:p>
      <text:p text:style-name="P12">W3S, 2022. <text:span text:style-name="T13">“JS </text:span><text:span text:style-name="T14">Functions.”</text:span><text:span text:style-name="T15"> <text:s/></text:span><text:span text:style-name="T16">JS </text:span><text:span text:style-name="T15">Tutorial</text:span><text:span text:style-name="T16"> – </text:span><text:span text:style-name="T17">JS Functions</text:span><text:span text:style-name="T16">. W3School.com. W3Schools, <text:tab/>Larsamyraa 18, 4313 SANDNES, Norway. </text:span></text:p>
      <text:p text:style-name="P14"><text:span text:style-name="T5"><text:tab/></text:span><text:a xlink:type="simple" xlink:href="https://www.w3schools.com/js/js_functions.asp" text:style-name="Internet_20_link" text:visited-style-name="Visited_20_Internet_20_Link"><text:span text:style-name="T6">https://www.w3schools.com/js/js_functions.asp</text:span></text:a></text:p>
      <text:p text:style-name="P4"><text:s text:c="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2T11:40:29.340541048</meta:creation-date>
    <dc:date>2022-12-12T14:00:17.294971138</dc:date>
    <meta:editing-duration>PT25M37S</meta:editing-duration>
    <meta:editing-cycles>8</meta:editing-cycles>
    <meta:generator>LibreOffice/6.4.7.2$Linux_X86_64 LibreOffice_project/40$Build-2</meta:generator>
    <meta:document-statistic meta:table-count="0" meta:image-count="0" meta:object-count="0" meta:page-count="5" meta:paragraph-count="43" meta:word-count="618" meta:character-count="3690" meta:non-whitespace-character-count="3088"/>
  </office:meta>
</office:document-meta>
</file>